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7000000434C91B6AD0.png" manifest:media-type="image/png"/>
  <manifest:file-entry manifest:full-path="Pictures/1000000100000370000004346A568C40.png" manifest:media-type="image/png"/>
  <manifest:file-entry manifest:full-path="Pictures/100000010000037000000434562C2B3C.png" manifest:media-type="image/png"/>
  <manifest:file-entry manifest:full-path="Pictures/10000001000003700000043428423BE6.png" manifest:media-type="image/png"/>
  <manifest:file-entry manifest:full-path="Pictures/10000001000004B0000003204A38589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2.665cm" svg:x="1.12cm" svg:y="0.487cm">
          <draw:image xlink:href="Pictures/10000001000004B0000003204A38589B.png" xlink:type="simple" xlink:show="embed" xlink:actuate="onLoad" draw:mime-type="image/png">
            <text:p/>
          </draw:image>
        </draw:frame>
        <draw:frame draw:style-name="gr1" draw:text-style-name="P1" draw:layer="layout" svg:width="3.636cm" svg:height="4.445cm" svg:x="2.714cm" svg:y="13cm">
          <draw:image xlink:href="Pictures/10000001000003700000043428423BE6.png" xlink:type="simple" xlink:show="embed" xlink:actuate="onLoad" draw:mime-type="image/png">
            <text:p/>
          </draw:image>
        </draw:frame>
        <draw:frame draw:style-name="gr1" draw:text-style-name="P1" draw:layer="layout" svg:width="3.63cm" svg:height="4.439cm" svg:x="6.9cm" svg:y="13.011cm">
          <draw:image xlink:href="Pictures/100000010000037000000434562C2B3C.png" xlink:type="simple" xlink:show="embed" xlink:actuate="onLoad" draw:mime-type="image/png">
            <text:p/>
          </draw:image>
        </draw:frame>
        <draw:frame draw:style-name="gr1" draw:text-style-name="P1" draw:layer="layout" svg:width="3.635cm" svg:height="4.445cm" svg:x="11.265cm" svg:y="12.95cm">
          <draw:image xlink:href="Pictures/1000000100000370000004346A568C40.png" xlink:type="simple" xlink:show="embed" xlink:actuate="onLoad" draw:mime-type="image/png">
            <text:p/>
          </draw:image>
        </draw:frame>
        <draw:frame draw:style-name="gr1" draw:text-style-name="P1" draw:layer="layout" svg:width="3.635cm" svg:height="4.445cm" svg:x="15.765cm" svg:y="13.005cm">
          <draw:image xlink:href="Pictures/100000010000037000000434C91B6AD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1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im Taylor</meta:initial-creator>
    <meta:creation-date>2026-03-17T18:21:43.484287202</meta:creation-date>
    <dc:date>2026-03-17T18:30:44.355390151</dc:date>
    <dc:creator>Tim Taylor</dc:creator>
    <meta:editing-duration>PT9M2S</meta:editing-duration>
    <meta:editing-cycles>1</meta:editing-cycles>
    <meta:document-statistic meta:object-count="5"/>
    <meta:generator>LibreOffice/24.2.7.2$Linux_X86_64 LibreOffice_project/420$Build-2</meta:generator>
  </office:meta>
</office:document-meta>
</file>